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font-name="Bitstream Charter" officeooo:rsid="0009cfd4" officeooo:paragraph-rsid="0009cfd4"/>
    </style:style>
    <style:style style:name="P6" style:family="paragraph" style:parent-style-name="Standard" style:list-style-name="L1">
      <style:text-properties style:font-name="Bitstream Charter" officeooo:rsid="000ad5ee" officeooo:paragraph-rsid="000ad5ee"/>
    </style:style>
    <style:style style:name="P7" style:family="paragraph" style:parent-style-name="Standard" style:list-style-name="L1">
      <style:text-properties style:font-name="Bitstream Charter" officeooo:rsid="000b65fb" officeooo:paragraph-rsid="000b65fb"/>
    </style:style>
    <style:style style:name="P8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9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10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1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12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13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14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15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16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17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18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19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20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21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22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style:font-name="Bitstream Charter" fo:font-style="normal" fo:font-weight="normal" officeooo:rsid="00318d4a" officeooo:paragraph-rsid="00318d4a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style:font-name="Bitstream Charter" fo:font-style="normal" fo:font-weight="normal" officeooo:rsid="0032ccce" officeooo:paragraph-rsid="0032ccce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38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39" style:family="paragraph" style:parent-style-name="Standard" style:list-style-name="L1">
      <style:text-properties officeooo:rsid="0030527d" officeooo:paragraph-rsid="0030527d"/>
    </style:style>
    <style:style style:name="P40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P41" style:family="paragraph" style:parent-style-name="Standard" style:list-style-name="L1">
      <style:text-properties fo:color="#cc0000" style:font-name="Bitstream Charter" fo:font-style="italic" fo:font-weight="bold" officeooo:rsid="000b9976" officeooo:paragraph-rsid="000b9976" style:font-style-asian="italic" style:font-weight-asian="bold" style:font-style-complex="italic" style:font-weight-complex="bold"/>
    </style:style>
    <style:style style:name="P42" style:family="paragraph" style:parent-style-name="Standard" style:list-style-name="L1">
      <style:text-properties fo:color="#cc0000" style:font-name="Bitstream Charter" fo:font-style="italic" fo:font-weight="bold" officeooo:rsid="000b65fb" officeooo:paragraph-rsid="000b65fb" style:font-style-asian="italic" style:font-weight-asian="bold" style:font-style-complex="italic" style:font-weight-complex="bold"/>
    </style:style>
    <style:style style:name="P43" style:family="paragraph" style:parent-style-name="Standard" style:list-style-name="L1">
      <style:text-properties fo:color="#cc0000" style:font-name="Bitstream Charter" fo:font-style="italic" fo:font-weight="bold" officeooo:rsid="000ee1ae" officeooo:paragraph-rsid="000ee1ae" style:font-style-asian="italic" style:font-weight-asian="bold" style:font-style-complex="italic" style:font-weight-complex="bold"/>
    </style:style>
    <style:style style:name="P44" style:family="paragraph" style:parent-style-name="Standard" style:list-style-name="L1">
      <style:text-properties fo:color="#cc0000" style:font-name="Bitstream Charter" fo:font-style="italic" fo:font-weight="bold" officeooo:rsid="000f94b0" officeooo:paragraph-rsid="000f94b0" style:font-style-asian="italic" style:font-weight-asian="bold" style:font-style-complex="italic" style:font-weight-complex="bold"/>
    </style:style>
    <style:style style:name="P45" style:family="paragraph" style:parent-style-name="Standard" style:list-style-name="L1">
      <style:text-properties fo:color="#cc0000" style:font-name="Bitstream Charter" fo:font-style="italic" fo:font-weight="bold" officeooo:rsid="00146d72" officeooo:paragraph-rsid="00146d72" style:font-style-asian="italic" style:font-weight-asian="bold" style:font-style-complex="italic" style:font-weight-complex="bold"/>
    </style:style>
    <style:style style:name="P46" style:family="paragraph" style:parent-style-name="Standard" style:list-style-name="L1">
      <style:text-properties fo:color="#cc0000" style:font-name="Bitstream Charter" fo:font-style="italic" fo:font-weight="bold" officeooo:rsid="00188a44" officeooo:paragraph-rsid="00188a44" style:font-style-asian="italic" style:font-weight-asian="bold" style:font-style-complex="italic" style:font-weight-complex="bold"/>
    </style:style>
    <style:style style:name="P47" style:family="paragraph" style:parent-style-name="Standard" style:list-style-name="L1">
      <style:text-properties fo:color="#cc0000" style:font-name="Bitstream Charter" fo:font-style="italic" fo:font-weight="bold" officeooo:rsid="0021666f" officeooo:paragraph-rsid="0021666f" style:font-style-asian="italic" style:font-weight-asian="bold" style:font-style-complex="italic" style:font-weight-complex="bold"/>
    </style:style>
    <style:style style:name="P48" style:family="paragraph" style:parent-style-name="Standard" style:list-style-name="L1">
      <style:text-properties fo:color="#cc0000" style:font-name="Bitstream Charter" fo:font-style="italic" fo:font-weight="bold" officeooo:rsid="00219d40" officeooo:paragraph-rsid="00219d40" style:font-style-asian="italic" style:font-weight-asian="bold" style:font-style-complex="italic" style:font-weight-complex="bold"/>
    </style:style>
    <style:style style:name="P49" style:family="paragraph" style:parent-style-name="Standard" style:list-style-name="L1">
      <style:text-properties fo:color="#cc0000" style:font-name="Bitstream Charter" fo:font-style="italic" fo:font-weight="bold" officeooo:rsid="0023fb1b" officeooo:paragraph-rsid="0023fb1b" style:font-style-asian="italic" style:font-weight-asian="bold" style:font-style-complex="italic" style:font-weight-complex="bold"/>
    </style:style>
    <style:style style:name="P50" style:family="paragraph" style:parent-style-name="Standard" style:list-style-name="L1">
      <style:text-properties fo:color="#cc0000" style:font-name="Bitstream Charter" fo:font-style="normal" officeooo:rsid="001beb85" officeooo:paragraph-rsid="001beb85" style:font-style-asian="normal" style:font-style-complex="normal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a3b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style:font-style-asian="normal" style:font-style-complex="normal"/>
    </style:style>
    <style:style style:name="T17" style:family="text">
      <style:text-properties style:font-name="Bitstream Charter" fo:font-style="normal" officeooo:rsid="002a3b3a" style:font-style-asian="normal" style:font-style-complex="normal"/>
    </style:style>
    <style:style style:name="T18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800000" fo:font-weight="bold" style:font-weight-asian="bold" style:font-weight-complex="bold"/>
    </style:style>
    <style:style style:name="T20" style:family="text">
      <style:text-properties fo:color="#cc0000" fo:font-weight="bold" style:font-weight-asian="bold" style:font-weight-complex="bold"/>
    </style:style>
    <style:style style:name="T21" style:family="text">
      <style:text-properties fo:color="#cc0000" style:font-name="Bitstream Charter" fo:font-style="normal" style:font-style-asian="normal" style:font-style-complex="normal"/>
    </style:style>
    <style:style style:name="T22" style:family="text">
      <style:text-properties fo:color="#cc0000" style:font-name="Bitstream Charter" fo:font-style="normal" officeooo:rsid="002a3b3a" style:font-style-asian="normal" style:font-style-complex="normal"/>
    </style:style>
    <style:style style:name="T23" style:family="text">
      <style:text-properties officeooo:rsid="002234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2638284967674553" text:style-name="L1">
        <text:list-header>
          <text:p text:style-name="P5">LECTURE #0 – Git</text:p>
        </text:list-header>
      </text:list>
      <text:p text:style-name="P1"/>
      <text:list xml:id="list175753773672264" text:continue-numbering="true" text:style-name="L1">
        <text:list-item>
          <text:p text:style-name="P5">INTRODUCTION </text:p>
        </text:list-item>
        <text:list-item>
          <text:p text:style-name="P5">GIT (07:40)</text:p>
          <text:list>
            <text:list-item>
              <text:p text:style-name="P6">Features</text:p>
              <text:list>
                <text:list-item>
                  <text:p text:style-name="P6">Keep track of changes</text:p>
                </text:list-item>
                <text:list-item>
                  <text:p text:style-name="P6">Sync between people</text:p>
                </text:list-item>
                <text:list-item>
                  <text:p text:style-name="P6">Test code without compromising it</text:p>
                </text:list-item>
                <text:list-item>
                  <text:p text:style-name="P6">Revert back to old version</text:p>
                </text:list-item>
              </text:list>
            </text:list-item>
            <text:list-item>
              <text:p text:style-name="P6">Github</text:p>
              <text:list>
                <text:list-item>
                  <text:p text:style-name="P7">Creating a repository</text:p>
                </text:list-item>
                <text:list-item>
                  <text:p text:style-name="P42">git clone &lt;url&gt;</text:p>
                  <text:list>
                    <text:list-item>
                      <text:p text:style-name="P11">download copy to your computer</text:p>
                    </text:list-item>
                  </text:list>
                  <text:p text:style-name="P8"/>
                </text:list-item>
              </text:list>
            </text:list-item>
          </text:list>
        </text:list-item>
        <text:list-item>
          <text:p text:style-name="P12">COMMAND LINE <text:span text:style-name="T3">(14:00)</text:span></text:p>
          <text:list>
            <text:list-item>
              <text:p text:style-name="P9"><text:span text:style-name="T20">touch</text:span> hello.html</text:p>
              <text:list>
                <text:list-item>
                  <text:p text:style-name="P13">cria novo arquivo</text:p>
                </text:list-item>
              </text:list>
            </text:list-item>
            <text:list-item>
              <text:p text:style-name="P41">atom &lt;path/file&gt;</text:p>
              <text:list>
                <text:list-item>
                  <text:p text:style-name="P13">abre no atom (e.g., “atom .” abre pasta atual) </text:p>
                  <text:p text:style-name="P13"/>
                </text:list-item>
              </text:list>
            </text:list-item>
          </text:list>
        </text:list-item>
        <text:list-item>
          <text:p text:style-name="P12">GITHUB <text:span text:style-name="T3">(14:55)</text:span></text:p>
          <text:list>
            <text:list-item>
              <text:p text:style-name="P43">git add <text:span text:style-name="T1">&lt;filename&gt;</text:span></text:p>
              <text:list>
                <text:list-item>
                  <text:p text:style-name="P12">these are changes that I want to save because some day I might want to refer back to them</text:p>
                </text:list-item>
                <text:list-item>
                  <text:p text:style-name="P14">files that we want to include the next time we make a commit</text:p>
                </text:list-item>
                <text:list-item>
                  <text:p text:style-name="P14">I want to track this file the next time I save this repository</text:p>
                </text:list-item>
                <text:list-item>
                  <text:p text:style-name="P15">e.g., git add lec0_hello.html</text:p>
                </text:list-item>
              </text:list>
            </text:list-item>
            <text:list-item>
              <text:p text:style-name="P44">git commit -<text:span text:style-name="T2">m “&lt;message&gt;”</text:span></text:p>
              <text:list>
                <text:list-item>
                  <text:p text:style-name="P14"><text:span text:style-name="T4">save, or </text:span>take a snap<text:span text:style-name="T4">shot,</text:span> of the repository at the current moment</text:p>
                </text:list-item>
                <text:list-item>
                  <text:p text:style-name="P15">e.g., git commit -m “Added lec0_hello.html”</text:p>
                  <text:list>
                    <text:list-item>
                      <text:p text:style-name="P16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45">git status</text:p>
              <text:list>
                <text:list-item>
                  <text:p text:style-name="P17">what’s currently going on inside your repo</text:p>
                </text:list-item>
              </text:list>
            </text:list-item>
            <text:list-item>
              <text:p text:style-name="P10"><text:span text:style-name="T20">git push</text:span> </text:p>
              <text:list>
                <text:list-item>
                  <text:p text:style-name="P18">send changes to github</text:p>
                </text:list-item>
              </text:list>
            </text:list-item>
            <text:list-item>
              <text:p text:style-name="P46">git pull</text:p>
              <text:list>
                <text:list-item>
                  <text:p text:style-name="P19">download latest changes to your local repositor<text:span text:style-name="T5">y</text:span></text:p>
                </text:list-item>
                <text:list-item>
                  <text:p text:style-name="P20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21">MERGE CONFLICTS (22:30)</text:p>
              <text:list>
                <text:list-item>
                  <text:p text:style-name="P22">different versions of commits from different sources that cannot be auto-merged</text:p>
                </text:list-item>
                <text:list-item>
                  <text:p text:style-name="P21">after running git pull there is a message indicating conflict</text:p>
                  <text:list>
                    <text:list-item>
                      <text:p text:style-name="P50">&lt;&lt;&lt;&lt;&lt;&lt; HEAD (…) ===== (…) &gt;&gt;&gt;&gt;&gt; &lt;conflicting commit&gt;</text:p>
                      <text:list>
                        <text:list-item>
                          <text:p text:style-name="P21">before equal signs: version 1</text:p>
                        </text:list-item>
                        <text:list-item>
                          <text:p text:style-name="P21"><text:soft-page-break/>after equal signs: version 2</text:p>
                        </text:list-item>
                      </text:list>
                    </text:list-item>
                    <text:list-item>
                      <text:p text:style-name="P23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24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26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47">git log</text:p>
              <text:list>
                <text:list-item>
                  <text:p text:style-name="P27">history of commits</text:p>
                </text:list-item>
                <text:list-item>
                  <text:p text:style-name="P37">to exit <text:span text:style-name="T13">git log: </text:span>press “q”</text:p>
                </text:list-item>
              </text:list>
            </text:list-item>
            <text:list-item>
              <text:p text:style-name="P48">git reset (--hard &lt;commit&gt;) / (--hard <text:span text:style-name="T23">origin</text:span>/master)</text:p>
              <text:list>
                <text:list-item>
                  <text:p text:style-name="P28">go back to the way things were</text:p>
                </text:list-item>
                <text:list-item>
                  <text:p text:style-name="P29">nao é necessario usar o commit inteiro, so o suficiente pra identifica-lo</text:p>
                </text:list-item>
                <text:list-item>
                  <text:p text:style-name="P25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49">git reflog</text:p>
              <text:list>
                <text:list-item>
                  <text:p text:style-name="P30">history of references tracked by git</text:p>
                </text:list-item>
              </text:list>
            </text:list-item>
          </text:list>
        </text:list-item>
      </text:list>
      <text:p text:style-name="P2"/>
      <text:list xml:id="list175754560835606" text:continue-numbering="true" text:style-name="L1">
        <text:list-item>
          <text:p text:style-name="P31">HTML (35:40) – <text:span text:style-name="T11">ver arquivo lec0.html</text:span></text:p>
        </text:list-item>
      </text:list>
      <text:p text:style-name="P3"/>
      <text:list xml:id="list175752848488951" text:continue-numbering="true" text:style-name="L1">
        <text:list-item>
          <text:p text:style-name="P32"><text:span text:style-name="T20">Document Object Model (DOM)</text:span> <text:span text:style-name="T12">(59:00)</text:span></text:p>
        </text:list-item>
      </text:list>
      <text:p text:style-name="P4"/>
      <text:list xml:id="list175753457712586" text:continue-numbering="true" text:style-name="L1">
        <text:list-item>
          <text:p text:style-name="P33">CSS (1:01:30) – ver arquivo</text:p>
          <text:p text:style-name="P33"/>
        </text:list-item>
        <text:list-item>
          <text:p text:style-name="P38"><text:span text:style-name="T22">G</text:span><text:span text:style-name="T21">ithub pages </text:span><text:span text:style-name="T15">(1:40:00)</text:span></text:p>
          <text:list>
            <text:list-item>
              <text:p text:style-name="P34">We can open page in our browser from our local files, but that’s not very useful if you want to deploy your application.</text:p>
            </text:list-item>
            <text:list-item>
              <text:p text:style-name="P39"><text:span text:style-name="T14">there are a number of ways to deploy a page to the internet; one common way is by using Github Pages – </text:span><text:span text:style-name="T18">let’s you take a repository and deploy it online</text:span></text:p>
            </text:list-item>
            <text:list-item>
              <text:p text:style-name="P40"><text:span text:style-name="T16">open </text:span><text:span text:style-name="T18">.html</text:span><text:span text:style-name="T16"> page; go to </text:span><text:span text:style-name="T18">settings → Github Pages; Select repository = master-branch; save</text:span></text:p>
            </text:list-item>
            <text:list-item>
              <text:p text:style-name="P35">this will enable Github Pages on this particular repository and now, theoretically, anyone on the internet can go and see the .html file that I created</text:p>
            </text:list-item>
            <text:list-item>
              <text:p text:style-name="P36">now, whenever we make changes to this repository, we’ll automatically make changes to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17:57:39.348002899</dc:date>
    <meta:editing-duration>PT2H40M17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571" meta:character-count="2993" meta:non-whitespace-character-count="2542"/>
  </office:meta>
</office:document-meta>
</file>